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17.092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4.606cm"/>
    </style:style>
    <style:style style:name="Tableau2" style:family="table">
      <style:table-properties style:width="16.695cm" table:align="left"/>
    </style:style>
    <style:style style:name="Tableau2.A" style:family="table-column">
      <style:table-column-properties style:column-width="2.196cm"/>
    </style:style>
    <style:style style:name="Tableau2.B" style:family="table-column">
      <style:table-column-properties style:column-width="6.6cm"/>
    </style:style>
    <style:style style:name="Tableau2.C" style:family="table-column">
      <style:table-column-properties style:column-width="0.914cm"/>
    </style:style>
    <style:style style:name="Tableau2.D" style:family="table-column">
      <style:table-column-properties style:column-width="3.493cm"/>
    </style:style>
    <style:style style:name="Tableau2.F" style:family="table-column">
      <style:table-column-properties style:column-width="1.29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1.683cm" style:rel-column-width="6680*"/>
    </style:style>
    <style:style style:name="Tableau3.B" style:family="table-column">
      <style:table-column-properties style:column-width="12.037cm" style:rel-column-width="47804*"/>
    </style:style>
    <style:style style:name="Tableau3.C" style:family="table-column">
      <style:table-column-properties style:column-width="2.783cm" style:rel-column-width="11051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C2" style:family="table-cell">
      <style:table-cell-properties fo:padding="0.097cm" fo:border-left="0.05pt solid #000000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801cm" fo:margin-left="0cm" table:align="left"/>
    </style:style>
    <style:style style:name="Tableau4.A" style:family="table-column">
      <style:table-column-properties style:column-width="2.3cm"/>
    </style:style>
    <style:style style:name="Tableau4.B" style:family="table-column">
      <style:table-column-properties style:column-width="2.196cm"/>
    </style:style>
    <style:style style:name="Tableau4.D" style:family="table-column">
      <style:table-column-properties style:column-width="2.011cm"/>
    </style:style>
    <style:style style:name="Tableau4.F" style:family="table-column">
      <style:table-column-properties style:column-width="2.487cm"/>
    </style:style>
    <style:style style:name="Tableau4.G" style:family="table-column">
      <style:table-column-properties style:column-width="1.722cm"/>
    </style:style>
    <style:style style:name="Tableau4.H" style:family="table-column">
      <style:table-column-properties style:column-width="1.6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501cm" table:align="margins"/>
    </style:style>
    <style:style style:name="Tableau5.A" style:family="table-column">
      <style:table-column-properties style:column-width="2.286cm" style:rel-column-width="9080*"/>
    </style:style>
    <style:style style:name="Tableau5.B" style:family="table-column">
      <style:table-column-properties style:column-width="2.182cm" style:rel-column-width="8663*"/>
    </style:style>
    <style:style style:name="Tableau5.D" style:family="table-column">
      <style:table-column-properties style:column-width="1.997cm" style:rel-column-width="7932*"/>
    </style:style>
    <style:style style:name="Tableau5.E" style:family="table-column">
      <style:table-column-properties style:column-width="4.651cm" style:rel-column-width="18474*"/>
    </style:style>
    <style:style style:name="Tableau5.F" style:family="table-column">
      <style:table-column-properties style:column-width="1.498cm" style:rel-column-width="5949*"/>
    </style:style>
    <style:style style:name="Tableau5.G" style:family="table-column">
      <style:table-column-properties style:column-width="1.706cm" style:rel-column-width="6774*"/>
    </style:style>
    <style:style style:name="Tableau5.1" style:family="table-row">
      <style:table-row-properties style:min-row-height="2.805cm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G2" style:family="table-cell">
      <style:table-cell-properties fo:padding="0.097cm" fo:border-left="0.05pt solid #000000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898cm" table:align="margins"/>
    </style:style>
    <style:style style:name="Tableau6.A" style:family="table-column">
      <style:table-column-properties style:column-width="3.911cm" style:rel-column-width="15166*"/>
    </style:style>
    <style:style style:name="Tableau6.B" style:family="table-column">
      <style:table-column-properties style:column-width="6.438cm" style:rel-column-width="24967*"/>
    </style:style>
    <style:style style:name="Tableau6.C" style:family="table-column">
      <style:table-column-properties style:column-width="1.224cm" style:rel-column-width="4745*"/>
    </style:style>
    <style:style style:name="Tableau6.D" style:family="table-column">
      <style:table-column-properties style:column-width="2.662cm" style:rel-column-width="10324*"/>
    </style:style>
    <style:style style:name="Tableau6.E" style:family="table-column">
      <style:table-column-properties style:column-width="2.663cm" style:rel-column-width="10333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9" style:family="table-row">
      <style:table-row-properties style:min-row-height="5.599cm"/>
    </style:style>
    <style:style style:name="Tableau6.10" style:family="table-row">
      <style:table-row-properties style:min-row-height="5.794cm"/>
    </style:style>
    <style:style style:name="Tableau7" style:family="table">
      <style:table-properties style:width="16.704cm" table:align="margins"/>
    </style:style>
    <style:style style:name="Tableau7.A" style:family="table-column">
      <style:table-column-properties style:column-width="2.783cm" style:rel-column-width="10917*"/>
    </style:style>
    <style:style style:name="Tableau7.B" style:family="table-column">
      <style:table-column-properties style:column-width="2.785cm" style:rel-column-width="10924*"/>
    </style:style>
    <style:style style:name="Tableau7.C" style:family="table-column">
      <style:table-column-properties style:column-width="3.078cm" style:rel-column-width="12079*"/>
    </style:style>
    <style:style style:name="Tableau7.D" style:family="table-column">
      <style:table-column-properties style:column-width="2.489cm" style:rel-column-width="9762*"/>
    </style:style>
    <style:style style:name="Tableau7.F" style:family="table-column">
      <style:table-column-properties style:column-width="2.785cm" style:rel-column-width="1092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898cm" table:align="margins"/>
    </style:style>
    <style:style style:name="Tableau8.A" style:family="table-column">
      <style:table-column-properties style:column-width="16.898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e154" officeooo:paragraph-rsid="000be154"/>
    </style:style>
    <style:style style:name="P2" style:family="paragraph" style:parent-style-name="Table_20_Contents">
      <style:text-properties officeooo:rsid="000be154" officeooo:paragraph-rsid="001f1c35"/>
    </style:style>
    <style:style style:name="P3" style:family="paragraph" style:parent-style-name="Table_20_Contents">
      <style:text-properties officeooo:rsid="000be154" officeooo:paragraph-rsid="0021b3ca"/>
    </style:style>
    <style:style style:name="P4" style:family="paragraph" style:parent-style-name="Table_20_Contents">
      <style:text-properties officeooo:rsid="000be154" officeooo:paragraph-rsid="002ef342"/>
    </style:style>
    <style:style style:name="P5" style:family="paragraph" style:parent-style-name="Table_20_Contents">
      <style:text-properties officeooo:rsid="000c62ed" officeooo:paragraph-rsid="000c62ed"/>
    </style:style>
    <style:style style:name="P6" style:family="paragraph" style:parent-style-name="Table_20_Contents">
      <style:text-properties officeooo:rsid="000c62ed" officeooo:paragraph-rsid="001f1c35"/>
    </style:style>
    <style:style style:name="P7" style:family="paragraph" style:parent-style-name="Table_20_Contents">
      <style:text-properties officeooo:rsid="000cc180" officeooo:paragraph-rsid="000cc180"/>
    </style:style>
    <style:style style:name="P8" style:family="paragraph" style:parent-style-name="Table_20_Contents">
      <style:text-properties officeooo:paragraph-rsid="00146e86"/>
    </style:style>
    <style:style style:name="P9" style:family="paragraph" style:parent-style-name="Table_20_Contents">
      <style:text-properties officeooo:rsid="0014afb6" officeooo:paragraph-rsid="0014afb6"/>
    </style:style>
    <style:style style:name="P10" style:family="paragraph" style:parent-style-name="Table_20_Contents">
      <style:text-properties officeooo:rsid="001658ba" officeooo:paragraph-rsid="001658ba"/>
    </style:style>
    <style:style style:name="P11" style:family="paragraph" style:parent-style-name="Table_20_Contents">
      <style:text-properties officeooo:rsid="000fed68"/>
    </style:style>
    <style:style style:name="P12" style:family="paragraph" style:parent-style-name="Table_20_Contents">
      <style:text-properties officeooo:rsid="001668fc" officeooo:paragraph-rsid="001658ba"/>
    </style:style>
    <style:style style:name="P13" style:family="paragraph" style:parent-style-name="Table_20_Contents">
      <style:text-properties officeooo:rsid="0020a793" officeooo:paragraph-rsid="0020a793"/>
    </style:style>
    <style:style style:name="P14" style:family="paragraph" style:parent-style-name="Table_20_Contents">
      <style:text-properties officeooo:rsid="0021b3ca" officeooo:paragraph-rsid="0021b3ca"/>
    </style:style>
    <style:style style:name="P15" style:family="paragraph" style:parent-style-name="Table_20_Contents">
      <style:text-properties officeooo:rsid="002223b1" officeooo:paragraph-rsid="002223b1"/>
    </style:style>
    <style:style style:name="P16" style:family="paragraph" style:parent-style-name="Table_20_Contents">
      <style:text-properties officeooo:rsid="002223b1" officeooo:paragraph-rsid="00243cde"/>
    </style:style>
    <style:style style:name="P17" style:family="paragraph" style:parent-style-name="Table_20_Contents">
      <style:text-properties officeooo:paragraph-rsid="00264a74"/>
    </style:style>
    <style:style style:name="P18" style:family="paragraph" style:parent-style-name="Table_20_Contents">
      <style:text-properties officeooo:paragraph-rsid="0028c5d6"/>
    </style:style>
    <style:style style:name="P19" style:family="paragraph" style:parent-style-name="Table_20_Contents">
      <style:text-properties officeooo:paragraph-rsid="0028f09e"/>
    </style:style>
    <style:style style:name="P20" style:family="paragraph" style:parent-style-name="Table_20_Contents">
      <style:text-properties officeooo:rsid="002a359f" officeooo:paragraph-rsid="002a359f"/>
    </style:style>
    <style:style style:name="P21" style:family="paragraph" style:parent-style-name="Table_20_Contents">
      <style:text-properties officeooo:rsid="002ef9d9" officeooo:paragraph-rsid="002ef9d9"/>
    </style:style>
    <style:style style:name="P22" style:family="paragraph" style:parent-style-name="Table_20_Contents">
      <style:text-properties officeooo:paragraph-rsid="002fe42c"/>
    </style:style>
    <style:style style:name="P23" style:family="paragraph" style:parent-style-name="Table_20_Contents">
      <style:text-properties officeooo:rsid="003138eb" officeooo:paragraph-rsid="003138eb"/>
    </style:style>
    <style:style style:name="P24" style:family="paragraph" style:parent-style-name="Table_20_Contents">
      <style:text-properties officeooo:rsid="003207dc" officeooo:paragraph-rsid="003207dc"/>
    </style:style>
    <style:style style:name="P25" style:family="paragraph" style:parent-style-name="Table_20_Contents">
      <style:text-properties officeooo:paragraph-rsid="00320937"/>
    </style:style>
    <style:style style:name="P26" style:family="paragraph" style:parent-style-name="Table_20_Contents">
      <style:text-properties officeooo:paragraph-rsid="0035751b"/>
    </style:style>
    <style:style style:name="P27" style:family="paragraph" style:parent-style-name="Table_20_Contents">
      <style:text-properties officeooo:rsid="0036e21b" officeooo:paragraph-rsid="0036e21b"/>
    </style:style>
    <style:style style:name="P28" style:family="paragraph" style:parent-style-name="Table_20_Contents">
      <style:text-properties officeooo:rsid="0036e21b" officeooo:paragraph-rsid="0039a9f9"/>
    </style:style>
    <style:style style:name="P29" style:family="paragraph" style:parent-style-name="Table_20_Contents">
      <style:text-properties officeooo:rsid="003b2874" officeooo:paragraph-rsid="003bd280"/>
    </style:style>
    <style:style style:name="P30" style:family="paragraph" style:parent-style-name="Table_20_Contents">
      <style:text-properties officeooo:rsid="001f1c35" officeooo:paragraph-rsid="001f1c35"/>
    </style:style>
    <style:style style:name="P31" style:family="paragraph" style:parent-style-name="Table_20_Contents">
      <style:text-properties officeooo:rsid="001886da"/>
    </style:style>
    <style:style style:name="P32" style:family="paragraph" style:parent-style-name="Table_20_Contents">
      <style:text-properties officeooo:rsid="001978a6"/>
    </style:style>
    <style:style style:name="P33" style:family="paragraph" style:parent-style-name="Table_20_Contents">
      <style:text-properties officeooo:rsid="001ab01a"/>
    </style:style>
    <style:style style:name="P34" style:family="paragraph" style:parent-style-name="Table_20_Contents">
      <style:text-properties officeooo:rsid="001ab01a" officeooo:paragraph-rsid="001124a7"/>
    </style:style>
    <style:style style:name="P35" style:family="paragraph" style:parent-style-name="Table_20_Contents">
      <style:text-properties officeooo:rsid="001b56b9" officeooo:paragraph-rsid="001124a7"/>
    </style:style>
    <style:style style:name="P36" style:family="paragraph" style:parent-style-name="Table_20_Contents">
      <style:text-properties officeooo:rsid="001b56b9" officeooo:paragraph-rsid="001658ba"/>
    </style:style>
    <style:style style:name="P37" style:family="paragraph" style:parent-style-name="Table_20_Contents">
      <style:text-properties officeooo:rsid="001b56b9" officeooo:paragraph-rsid="001b56b9"/>
    </style:style>
    <style:style style:name="P38" style:family="paragraph" style:parent-style-name="Table_20_Contents">
      <style:text-properties officeooo:rsid="001b01af" officeooo:paragraph-rsid="001124a7"/>
    </style:style>
    <style:style style:name="P39" style:family="paragraph" style:parent-style-name="Table_20_Contents">
      <style:text-properties officeooo:rsid="001b01af" officeooo:paragraph-rsid="00146e86"/>
    </style:style>
    <style:style style:name="P40" style:family="paragraph" style:parent-style-name="Table_20_Contents">
      <style:text-properties officeooo:rsid="00182988" officeooo:paragraph-rsid="0021b3ca"/>
    </style:style>
    <style:style style:name="P41" style:family="paragraph" style:parent-style-name="Table_20_Contents">
      <style:text-properties officeooo:rsid="0018739f" officeooo:paragraph-rsid="0021b3ca"/>
    </style:style>
    <style:style style:name="P42" style:family="paragraph" style:parent-style-name="Table_20_Contents">
      <style:text-properties officeooo:rsid="0018739f" officeooo:paragraph-rsid="002a825c"/>
    </style:style>
    <style:style style:name="P43" style:family="paragraph" style:parent-style-name="Table_20_Contents">
      <style:text-properties officeooo:rsid="0018739f" officeooo:paragraph-rsid="002ef342"/>
    </style:style>
    <style:style style:name="P44" style:family="paragraph" style:parent-style-name="Table_20_Contents">
      <style:text-properties officeooo:rsid="0018739f" officeooo:paragraph-rsid="003138eb"/>
    </style:style>
    <style:style style:name="P45" style:family="paragraph" style:parent-style-name="Table_20_Contents">
      <style:text-properties officeooo:rsid="002b83c9" officeooo:paragraph-rsid="002b83c9"/>
    </style:style>
    <style:style style:name="P46" style:family="paragraph" style:parent-style-name="Table_20_Contents">
      <style:text-properties officeooo:rsid="0026d22a" officeooo:paragraph-rsid="00264a74"/>
    </style:style>
    <style:style style:name="P47" style:family="paragraph" style:parent-style-name="Standard">
      <style:text-properties officeooo:paragraph-rsid="00146e86"/>
    </style:style>
    <style:style style:name="P48" style:family="paragraph" style:parent-style-name="Table_20_Contents">
      <style:text-properties officeooo:rsid="00434421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58ba"/>
    </style:style>
    <style:style style:name="T2" style:family="text">
      <style:text-properties officeooo:rsid="001668fc"/>
    </style:style>
    <style:style style:name="T3" style:family="text">
      <style:text-properties officeooo:rsid="00182988"/>
    </style:style>
    <style:style style:name="T4" style:family="text">
      <style:text-properties officeooo:rsid="0018739f"/>
    </style:style>
    <style:style style:name="T5" style:family="text">
      <style:text-properties officeooo:rsid="0021b3ca"/>
    </style:style>
    <style:style style:name="T6" style:family="text">
      <style:text-properties officeooo:rsid="002bb2b3"/>
    </style:style>
    <style:style style:name="T7" style:family="text">
      <style:text-properties officeooo:rsid="002ed422"/>
    </style:style>
    <style:style style:name="T8" style:family="text">
      <style:text-properties officeooo:rsid="002ef342"/>
    </style:style>
    <style:style style:name="T9" style:family="text">
      <style:text-properties officeooo:rsid="002ef9d9"/>
    </style:style>
    <style:style style:name="T10" style:family="text">
      <style:text-properties style:text-position="super 58%"/>
    </style:style>
    <style:style style:name="T11" style:family="text">
      <style:text-properties officeooo:rsid="002fe42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EMANDE DE RAPPEL SUR HEURES SUPPLEMENTAIRES </text:p>
          </table:table-cell>
        </table:table-row>
        <table:table-row>
          <table:table-cell table:style-name="Tableau1.A2" office:value-type="string">
            <text:p text:style-name="P48"><text:text-input text:description="">{%for mois  in Auditeur.iterMois() %}</text:text-input></text:p>
          </table:table-cell>
        </table:table-row>
        <table:table-row>
          <table:table-cell table:style-name="Tableau1.A2" office:value-type="string">
            <text:p text:style-name="P1"><text:text-input text:description="">{%for anomalieTache in verifsMensuelles.iterAnomaliesTaches() %}</text:text-input></text:p>
          </table:table-cell>
        </table:table-row>
        <table:table-row>
          <table:table-cell table:style-name="Tableau1.A2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column table:style-name="Tableau2.A"/>
              <table:table-column table:style-name="Tableau2.F"/>
              <table:table-row>
                <table:table-cell table:style-name="Tableau2.A1" table:number-columns-spanned="6" office:value-type="string">
                  <text:p text:style-name="P1"><text:text-input text:description="">{%if  anomalieTache.getType() == "39h"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able:table table:name="Tableau3" table:style-name="Tableau3">
                    <table:table-column table:style-name="Tableau3.A"/>
                    <table:table-column table:style-name="Tableau3.B"/>
                    <table:table-column table:style-name="Tableau3.C"/>
                    <table:table-row>
                      <table:table-cell table:style-name="Tableau3.A1" office:value-type="string">
                        <text:p text:style-name="Table_20_Contents"/>
                      </table:table-cell>
                      <table:table-cell table:style-name="Tableau3.A1" office:value-type="string">
                        <text:p text:style-name="P1">Demande de rappel sur heures supplémentaires rattachées au mois de </text:p>
                      </table:table-cell>
                      <table:table-cell table:style-name="Tableau3.C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pan text:style-name="T3"><text:text-input text:description="">{{ anomalieTache.getMois()  }}</text:text-input></text:span><office:annotation><dc:creator>Auteur inconnu</dc:creator><dc:date>2017-04-29T04:59:01</dc:date><text:p text:style-name="P49"><text:span text:style-name="T12">{{ nomdevar.appel() }}</text:span></text:p></office:annotatio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5"><text:s/>de l'année :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pan text:style-name="T4"><text:text-input text:description="">{{ anomalieTache.getAnnee()  }}</text:text-input></text:span><office:annotation><dc:creator>Auteur inconnu</dc:creator><dc:date>2017-04-29T05:27:02</dc:date><text:p text:style-name="P49"><text:span text:style-name="T12">http://jinja.pocoo.org/docs/2.9/templates/#expressions</text:span></text:p></office:annotatio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/><text:span text:style-name="T7">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spa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6">les numéros de semaines sont celles de la norme iso8601.</text:p>
                        <text:p text:style-name="P2"/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7" office:value-type="string">
                        <text:p text:style-name="Table_20_Contents"/>
                      </table:table-cell>
                      <table:table-cell table:style-name="Tableau3.A7" office:value-type="string">
                        <text:p text:style-name="P30">Les semaines sont rattachées au mois de ont les semaines achevées au cours de ce mois </text:p>
                      </table:table-cell>
                      <table:table-cell table:style-name="Tableau3.C7" office:value-type="string">
                        <text:p text:style-name="Table_20_Contents"/>
                      </table:table-cell>
                    </table:table-row>
                  </table:table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Table_20_Contents"><text:text-input text:description=""/><text:text-input text:description=""/></text:p>
                  <table:table table:name="Tableau4" table:style-name="Tableau4">
                    <table:table-column table:style-name="Tableau4.A"/>
                    <table:table-column table:style-name="Tableau4.B" table:number-columns-repeated="2"/>
                    <table:table-column table:style-name="Tableau4.D"/>
                    <table:table-column table:style-name="Tableau4.B"/>
                    <table:table-column table:style-name="Tableau4.F"/>
                    <table:table-column table:style-name="Tableau4.G"/>
                    <table:table-column table:style-name="Tableau4.H"/>
                    <table:table-row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table:number-columns-spanned="3" office:value-type="string">
                        <text:p text:style-name="P7">HEURES EFFECTUEES</text:p>
                      </table:table-cell>
                      <table:covered-table-cell/>
                      <table:covered-table-cell/>
                      <table:table-cell table:style-name="Tableau4.A1" table:number-columns-spanned="2" office:value-type="string">
                        <text:p text:style-name="P7">H, REMUNEREES</text:p>
                      </table:table-cell>
                      <table:covered-table-cell/>
                      <table:table-cell table:style-name="Tableau4.G1" table:number-columns-spanned="2" office:value-type="string">
                        <text:p text:style-name="P7">H. RESTANT DUES</text:p>
                      </table:table-cell>
                      <table:covered-table-cell/>
                    </table:table-row>
                    <table:table-row>
                      <table:table-cell table:style-name="Tableau4.A2" office:value-type="string">
                        <text:p text:style-name="P7">Semaine n°</text:p>
                      </table:table-cell>
                      <table:table-cell table:style-name="Tableau4.A2" office:value-type="string">
                        <text:p text:style-name="P7">Nb heures hebdo entre</text:p>
                        <text:p text:style-name="P7">39h et 43h </text:p>
                      </table:table-cell>
                      <table:table-cell table:style-name="Tableau4.A2" office:value-type="string">
                        <text:p text:style-name="P7">Nb heures hebdo entre 43h et 48h</text:p>
                      </table:table-cell>
                      <table:table-cell table:style-name="Tableau4.A2" office:value-type="string">
                        <text:p text:style-name="P7">Nb heures <text:s/>&gt; 48 h</text:p>
                      </table:table-cell>
                      <table:table-cell table:style-name="Tableau4.A2" office:value-type="string">
                        <text:p text:style-name="P7">Nb heures hebdo entre</text:p>
                        <text:p text:style-name="P7">39h et 43h</text:p>
                      </table:table-cell>
                      <table:table-cell table:style-name="Tableau4.A2" office:value-type="string">
                        <text:p text:style-name="P7">Nb heures hebdo entre 43h et 48h</text:p>
                      </table:table-cell>
                      <table:table-cell table:style-name="Tableau4.A2" office:value-type="string">
                        <text:p text:style-name="P7">entre</text:p>
                        <text:p text:style-name="P7">39h et 43h</text:p>
                      </table:table-cell>
                      <table:table-cell table:style-name="Tableau4.H2" office:value-type="string">
                        <text:p text:style-name="P7">entre 43h et 48h</text:p>
                      </table:table-cell>
                    </table:table-row>
                    <table:table-row>
                      <table:table-cell table:style-name="Tableau4.H2" table:number-columns-spanned="8" office:value-type="string">
                        <text:p text:style-name="P11"><text:text-input text:description="">{% for  semaineTravaillee in anomalieTache.iterSemainesTravaillees() %}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eau4.A2" office:value-type="string">
                        <text:p text:style-name="P31"><text:text-input text:description="">{{ semaineTravaillee.getNumeroSemaine()  }}</text:text-input></text:p>
                      </table:table-cell>
                      <table:table-cell table:style-name="Tableau4.A2" office:value-type="string">
                        <text:p text:style-name="P32"><text:text-input text:description="">{{ semaineTravaillee.getHeuresTravHebdo3943() 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TravHebdo4348()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TravHebdoPLUSDE48() }}</text:text-input></text:p>
                      </table:table-cell>
                      <table:table-cell table:style-name="Tableau4.A2" office:value-type="string">
                        <text:p text:style-name="P34"><text:text-input text:description="">{{ semaineTravaillee.getHeuresRemunHebdo3943() 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RemunHebdo4348() }}
</text:text-input></text:p>
                      </table:table-cell>
                      <table:table-cell table:style-name="Tableau4.A2" office:value-type="string">
                        <text:p text:style-name="P35"><text:text-input text:description="">{{ semaineTravaillee.getHeuresRestantDuesHebdo3943() }}</text:text-input></text:p>
                      </table:table-cell>
                      <table:table-cell table:style-name="Tableau4.H2" office:value-type="string">
                        <text:p text:style-name="P38"><text:text-input text:description="">{{ semaineTravaillee.getHeuresRestantDuesHebdo4348() }}</text:text-input></text:p>
                      </table:table-cell>
                    </table:table-row>
                    <table:table-row>
                      <table:table-cell table:style-name="Tableau4.H2" table:number-columns-spanned="8" office:value-type="string">
                        <text:p text:style-name="Table_20_Contents"><text:text-input text:description="">{% endfor %}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8"/>
                  <table:table table:name="Tableau5" table:style-name="Tableau5">
                    <table:table-column table:style-name="Tableau5.A"/>
                    <table:table-column table:style-name="Tableau5.B" table:number-columns-repeated="2"/>
                    <table:table-column table:style-name="Tableau5.D"/>
                    <table:table-column table:style-name="Tableau5.E"/>
                    <table:table-column table:style-name="Tableau5.F"/>
                    <table:table-column table:style-name="Tableau5.G"/>
                    <table:table-row table:style-name="Tableau5.1">
                      <table:table-cell table:style-name="Tableau5.A1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1" office:value-type="string">
                        <text:p text:style-name="P9">CUMUL MENSUEL</text:p>
                      </table:table-cell>
                      <table:table-cell table:style-name="Tableau5.A1" office:value-type="string">
                        <text:p text:style-name="P39"><text:text-input text:description="">{{ anomalieTache.getMoisTravaille().getHeuresRestantDuesMens3943() }}</text:text-input></text:p>
                      </table:table-cell>
                      <table:table-cell table:style-name="Tableau5.G1" office:value-type="string">
                        <text:p text:style-name="P39"><text:text-input text:description="">{{ anomalieTache.getMoisTravaille().getHeuresRestantDuesMens4348() }}</text:text-input></text:p>
                      </table:table-cell>
                    </table:table-row>
                    <table:table-row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9">BONIFICATION </text:p>
                      </table:table-cell>
                      <table:table-cell table:style-name="Tableau5.A2" office:value-type="string">
                        <text:p text:style-name="P10">* 1, 25</text:p>
                      </table:table-cell>
                      <table:table-cell table:style-name="Tableau5.G2" office:value-type="string">
                        <text:p text:style-name="P8">* <text:span text:style-name="T1">1, 50</text:span></text:p>
                      </table:table-cell>
                    </table:table-row>
                    <table:table-row>
                      <table:table-cell table:style-name="Tableau5.A2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2" office:value-type="string">
                        <text:p text:style-name="P10">EQUIVALENT HEURES</text:p>
                        <text:p text:style-name="P10">NON BONIFIEES</text:p>
                      </table:table-cell>
                      <table:table-cell table:style-name="Tableau5.A2" office:value-type="string">
                        <text:p text:style-name="P36"><text:text-input text:description="">{{ anomalieTache.getMoisTravaille().getHeuresRestantDuesMens3943EqvHeuresNonBonifiees() }}</text:text-input></text:p>
                      </table:table-cell>
                      <table:table-cell table:style-name="Tableau5.G2" office:value-type="string">
                        <text:p text:style-name="P37"><text:text-input text:description="">{{ anomalieTache.getMoisTravaille().getHeuresRestantDuesMens4348EqvHeuresNonBonifiees() }}</text:text-input></text:p>
                      </table:table-cell>
                    </table:table-row>
                    <table:table-row>
                      <table:table-cell table:style-name="Tableau5.A4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4" office:value-type="string">
                        <text:p text:style-name="P13">TOTAL EN EQUIVALENT HEURES NON BONIFIEES</text:p>
                      </table:table-cell>
                      <table:table-cell table:style-name="Tableau5.F4" table:number-columns-spanned="2" office:value-type="string">
                        <text:p text:style-name="P12"><text:text-input text:description="">{{ anomalieTache.getMoisTravaille.getHeuresRestantDuesEqvHeuresNonBonifieesTotales() }}</text:text-input></text:p>
                      </table:table-cell>
                      <table:covered-table-cell/>
                    </table:table-row>
                  </table:table>
                  <text:p text:style-name="P47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4" table:number-columns-spanned="3" office:value-type="string">
                  <text:p text:style-name="P14">La quantité totale d'heures restant dues pour le mois de </text:p>
                </table:table-cell>
                <table:covered-table-cell/>
                <table:covered-table-cell/>
                <table:table-cell table:style-name="Tableau2.A4" office:value-type="string">
                  <text:p text:style-name="P40"><text:text-input text:description="">{{ anomalieTache.getMois()  }}</text:text-input></text:p>
                </table:table-cell>
                <table:table-cell table:style-name="Tableau2.A4" office:value-type="string">
                  <text:p text:style-name="P14"><text:s/>de <text:s/>l'année </text:p>
                </table:table-cell>
                <table:table-cell table:style-name="Tableau2.A2" office:value-type="string">
                  <text:p text:style-name="P41"><text:text-input text:description="">{{ anomalieTache.getAnnee()  }}</text:text-input></text:p>
                </table:table-cell>
              </table:table-row>
              <table:table-row>
                <table:table-cell table:style-name="Tableau2.A4" office:value-type="string">
                  <text:p text:style-name="P15">s'élève à </text:p>
                </table:table-cell>
                <table:table-cell table:style-name="Tableau2.A4" office:value-type="string">
                  <text:p text:style-name="P16"><text:text-input text:description=""/><text:span text:style-name="T2"><text:text-input text:description="">{{ anomalieTache.getMoisTravaille.getHeuresRestantDuesEqvHeuresNonBonifieesTotales() }}</text:text-input></text:span></text:p>
                </table:table-cell>
                <table:table-cell table:style-name="Tableau2.A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ableau2.A2" office:value-type="string">
                  <text:p text:style-name="P3"/>
                </table:table-cell>
              </table:table-row>
              <table:table-row>
                <table:table-cell table:style-name="Tableau2.A2" table:number-columns-spanned="6" office:value-type="string">
                  <text:p text:style-name="P19"><text:text-input text:description="">{% if anomalieTache.isDernierMoisPeriode()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20">SYNTHESE : <text:s/>pour l'année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42"><text:text-input text:description="">{{ anomalieTache.getAnnee()  }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20"><text:span text:style-name="T5">La quantité totale d'heures restant dues </text:span>dans l'hypothèse de la comptabilisation comme heures supplémentaires dues les heures hebdomadaires effectuées au-delà de 39 heures<text:span text:style-name="T5"> </text:span>est, <text:span text:style-name="T6">en equivalent heures non bonifiées, </text:span>de :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45"><text:text-input text:description="">{{ anomalieTache.getAnneeTravaillee().getHeuresRestantDuesEqvHeuresNonBonifieesTotales() }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Table_20_Contents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 table:style-name="Tableau1.5">
          <table:table-cell table:style-name="Tableau1.A2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row>
                <table:table-cell table:style-name="Tableau6.A1" table:number-columns-spanned="5" office:value-type="string">
                  <text:p text:style-name="P46"><text:text-input text:description="">{%if  anomalieTache.getType() == "annu" %}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Table_20_Contents"><text:text-input text:description="">{% if anomalieTache.isDernierMoisPeriode() %}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4">Demande de rappel sur heures supplémentaires rattachées <text:span text:style-name="T8">à l'année :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43"><text:text-input text:description="">{{ anomalieTache.getAnnee()  }}</text:text-input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Table_20_Contents">D<text:span text:style-name="T9">ans l'hypothèse où l'annualisation est légale. 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21">Puisque le contrat de travail ne fait aucune mention des bornes ni du volume horaire annuel à effectuer, on part sur l'hypothèse des bornes du 1<text:span text:style-name="T10">er</text:span> janvier au 31 décembre et de la quantité d'heure annuelle s'élevant à <text:s/><text:span text:style-name="T11">1787 heures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22">Nombre de jours dans une année :365 Samedi et Dimanche :-104 </text:p>
                  <text:p text:style-name="P22">Jours fériés-8 </text:p>
                  <text:p text:style-name="P22">Congés payés légaux (5 semaines en jours ouvrés) :-25 </text:p>
                  <text:p text:style-name="P22">Nombre jours théoriques travaillés 228 Nombre de semaines théoriques travaillées :46</text:p>
                  <text:p text:style-name="P22">Nombre d’heures théoriques travaillées :1 778 </text:p>
                  <text:p text:style-name="P22">Arrondi effectué par l’administration française :1 780 </text:p>
                  <text:p text:style-name="P22">Journée de solidarité7 </text:p>
                  <text:p text:style-name="P22">Durée légale annuelle (base 3<text:span text:style-name="T11">9</text:span>H)1787 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6.9">
                <table:table-cell table:style-name="Tableau6.A2" table:number-columns-spanned="5" office:value-type="string"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B"/>
                    <table:table-column table:style-name="Tableau7.F"/>
                    <table:table-row>
                      <table:table-cell table:style-name="Tableau7.A1" office:value-type="string">
                        <text:p text:style-name="P23">Année</text:p>
                      </table:table-cell>
                      <table:table-cell table:style-name="Tableau7.A1" office:value-type="string">
                        <text:p text:style-name="P23">Heures annuelles travaillées</text:p>
                      </table:table-cell>
                      <table:table-cell table:style-name="Tableau7.A1" office:value-type="string">
                        <text:p text:style-name="P23">Seuil déclenchement heures supplémentaires annuelles </text:p>
                      </table:table-cell>
                      <table:table-cell table:style-name="Tableau7.A1" office:value-type="string">
                        <text:p text:style-name="P23">Heures supplémentaires travaillées</text:p>
                      </table:table-cell>
                      <table:table-cell table:style-name="Tableau7.A1" office:value-type="string">
                        <text:p text:style-name="P23">Heures payées</text:p>
                      </table:table-cell>
                      <table:table-cell table:style-name="Tableau7.F1" office:value-type="string">
                        <text:p text:style-name="P23">Heures restant dûes</text:p>
                      </table:table-cell>
                    </table:table-row>
                    <table:table-row>
                      <table:table-cell table:style-name="Tableau7.A2" office:value-type="string">
                        <text:p text:style-name="P44"><text:text-input text:description="">{{ anomalieTache.getAnnee()  }}</text:text-input></text:p>
                      </table:table-cell>
                      <table:table-cell table:style-name="Tableau7.A2" office:value-type="string">
                        <text:p text:style-name="P24"><text:text-input text:description="">{{ anomalieTache.getHeuresAnnuellesTravaillees() }}</text:text-input></text:p>
                      </table:table-cell>
                      <table:table-cell table:style-name="Tableau7.A2" office:value-type="string">
                        <text:p text:style-name="P25"><text:text-input text:description="">{{ anomalieTache.getSeuilDeclenchementAnnuelHeuresSup()  }}</text:text-input></text:p>
                      </table:table-cell>
                      <table:table-cell table:style-name="Tableau7.A2" office:value-type="string">
                        <text:p text:style-name="Table_20_Contents"><text:text-input text:description="">{{ anomalieTache.getHeuresAnnuellesSupplementaires() }}</text:text-input></text:p>
                      </table:table-cell>
                      <table:table-cell table:style-name="Tableau7.A2" office:value-type="string">
                        <text:p text:style-name="P26"><text:text-input text:description="">{{ anomalieTache.getSeuilDeclenchementAnnuelHeuresSup()  }}</text:text-input></text:p>
                      </table:table-cell>
                      <table:table-cell table:style-name="Tableau7.F2" office:value-type="string">
                        <text:p text:style-name="Table_20_Contents"><text:text-input text:description="">{{ anomalieTache.getHeuresAnnuellesRestantDues() }}</text:text-input></text:p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6.10">
                <table:table-cell table:style-name="Tableau6.A3" table:number-columns-spanned="2" office:value-type="string">
                  <text:p text:style-name="P27"><text:soft-page-break/>Dans l'hypothèse où l'annualisation est fondée légalement, </text:p>
                </table:table-cell>
                <table:covered-table-cell/>
                <table:table-cell table:style-name="Tableau6.A3" office:value-type="string">
                  <text:p text:style-name="P28"><text:text-input text:description="">{{ anomalieTache.getHeuresAnnuellesRestantDues() }}</text:text-input></text:p>
                </table:table-cell>
                <table:table-cell table:style-name="Tableau6.A3" office:value-type="string">
                  <text:p text:style-name="P27">Heures restent dues pour </text:p>
                </table:table-cell>
                <table:table-cell table:style-name="Tableau6.A2" office:value-type="string">
                  <text:p text:style-name="P43"><text:text-input text:description="">{{ anomalieTache.getAnnee()  }}</text:text-input></text:p>
                </table:table-cell>
              </table:table-row>
              <table:table-row>
                <table:table-cell table:style-name="Tableau6.A2" table:number-columns-spanned="5" office:value-type="string">
                  <text:p text:style-name="P18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P17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9"><text:text-input text:description="">{% endfor %}</text:text-input></text:p>
                </table:table-cell>
              </table:table-row>
              <table:table-row>
                <table:table-cell table:style-name="Tableau8.A2" office:value-type="string">
                  <text:p text:style-name="P29"><text:text-input text:description="">{% endfor %}</text:text-input>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3:30:25.660000000</meta:creation-date>
    <dc:date>2017-05-09T14:08:16.720000000</dc:date>
    <meta:editing-duration>PT9H15M37S</meta:editing-duration>
    <meta:editing-cycles>53</meta:editing-cycles>
    <meta:generator>LibreOffice/5.2.6.2$Windows_x86 LibreOffice_project/a3100ed2409ebf1c212f5048fbe377c281438fdc</meta:generator>
    <meta:document-statistic meta:table-count="8" meta:image-count="0" meta:object-count="0" meta:page-count="4" meta:paragraph-count="94" meta:word-count="582" meta:character-count="4255" meta:non-whitespace-character-count="3803"/>
  </office:meta>
</office:document-meta>
</file>